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onospace"/>
    <style:font-face style:name="Noto Sans" svg:font-family="'Noto Sans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25.695cm" fo:break-before="auto" fo:break-after="auto" table:align="left"/>
    </style:style>
    <style:style style:name="Table1.A" style:family="table-column">
      <style:table-column-properties style:column-width="3.896cm"/>
    </style:style>
    <style:style style:name="Table1.B" style:family="table-column">
      <style:table-column-properties style:column-width="21.7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5.205cm" style:rel-column-width="13273*"/>
    </style:style>
    <style:style style:name="Table3.B" style:family="table-column">
      <style:table-column-properties style:column-width="20.495cm" style:rel-column-width="52262*"/>
    </style:style>
    <style:style style:name="Table3.A1" style:family="table-cell">
      <style:table-cell-properties fo:padding="0cm" fo:border="none" style:writing-mode="page"/>
    </style:style>
    <style:style style:name="Table4" style:family="table">
      <style:table-properties style:width="25.504cm" table:align="right"/>
    </style:style>
    <style:style style:name="Table4.A" style:family="table-column">
      <style:table-column-properties style:column-width="4.41cm"/>
    </style:style>
    <style:style style:name="Table4.B" style:family="table-column">
      <style:table-column-properties style:column-width="8.246cm"/>
    </style:style>
    <style:style style:name="Table4.C" style:family="table-column">
      <style:table-column-properties style:column-width="12.848cm"/>
    </style:style>
    <style:style style:name="Table4.A1" style:family="table-cell">
      <style:table-cell-properties fo:padding="0cm" fo:border="none" style:writing-mode="page"/>
    </style:style>
    <style:style style:name="P1" style:family="paragraph" style:parent-style-name="Footer">
      <style:paragraph-properties fo:margin-left="0cm" fo:margin-right="0cm" fo:text-align="end" style:justify-single-word="false" fo:text-indent="0cm" style:auto-text-indent="false"/>
      <style:text-properties style:font-name="Arial1" fo:font-size="10pt" style:font-size-asian="8.75pt" style:font-size-complex="10pt"/>
    </style:style>
    <style:style style:name="P2" style:family="paragraph" style:parent-style-name="Table_20_Contents">
      <style:text-properties style:font-name="Arial1" fo:font-size="10pt" fo:font-weight="normal" style:font-size-asian="10pt" style:font-weight-asian="normal" style:font-name-complex="Mangal" style:font-size-complex="10pt" style:font-weight-complex="normal"/>
    </style:style>
    <style:style style:name="P3" style:family="paragraph" style:parent-style-name="Table_20_Contents">
      <style:text-properties style:font-name="Arial1" fo:font-size="10pt" fo:font-weight="normal" officeooo:rsid="00262a43" officeooo:paragraph-rsid="00262a43" style:font-size-asian="10pt" style:font-weight-asian="normal" style:font-name-complex="Mangal" style:font-size-complex="10pt" style:font-weight-complex="normal"/>
    </style:style>
    <style:style style:name="P4" style:family="paragraph" style:parent-style-name="Table_20_Contents">
      <style:text-properties style:font-name="Arial1" fo:font-size="10pt" fo:font-weight="normal" officeooo:rsid="0029d4a6" officeooo:paragraph-rsid="0029d4a6" style:font-size-asian="10pt" style:font-weight-asian="normal" style:font-name-complex="Mangal" style:font-size-complex="10pt" style:font-weight-complex="normal"/>
    </style:style>
    <style:style style:name="P5" style:family="paragraph" style:parent-style-name="Table_20_Contents">
      <style:text-properties style:font-name="Arial1" fo:font-size="10pt" fo:font-weight="bold" style:font-size-asian="10pt" style:font-weight-asian="bold" style:font-name-complex="Mangal" style:font-size-complex="10pt" style:font-weight-complex="bold"/>
    </style:style>
    <style:style style:name="P6" style:family="paragraph" style:parent-style-name="Table_20_Contents">
      <style:text-properties style:font-name="Arial1" fo:font-size="10pt" fo:font-weight="bold" officeooo:rsid="00198bc9" officeooo:paragraph-rsid="00198bc9" style:font-size-asian="10pt" style:font-weight-asian="bold" style:font-name-complex="Mangal" style:font-size-complex="10pt" style:font-weight-complex="bold"/>
    </style:style>
    <style:style style:name="P7" style:family="paragraph" style:parent-style-name="Table_20_Contents">
      <style:text-properties style:font-name="Arial1" fo:font-size="10pt" style:font-size-asian="10pt" style:font-name-complex="Mangal" style:font-size-complex="10pt"/>
    </style:style>
    <style:style style:name="P8" style:family="paragraph" style:parent-style-name="Listenabsatz">
      <style:paragraph-properties fo:margin-left="0cm" fo:margin-right="0cm" fo:text-indent="0cm" style:auto-text-indent="false"/>
      <style:text-properties style:font-name="Arial1"/>
    </style:style>
    <style:style style:name="P9" style:family="paragraph" style:parent-style-name="Listenabsatz">
      <style:paragraph-properties fo:margin-left="0cm" fo:margin-right="0cm" fo:text-indent="0cm" style:auto-text-indent="false" fo:break-before="page"/>
      <style:text-properties style:font-name="Arial1"/>
    </style:style>
    <style:style style:name="P10" style:family="paragraph" style:parent-style-name="Standard">
      <style:paragraph-properties fo:text-align="end" style:justify-single-word="false"/>
      <style:text-properties style:font-name="Arial1"/>
    </style:style>
    <style:style style:name="P11" style:family="paragraph" style:parent-style-name="Standard">
      <style:text-properties style:font-name="Arial1" fo:font-weight="bold" style:font-weight-asian="bold" style:font-weight-complex="bold"/>
    </style:style>
    <style:style style:name="P12" style:family="paragraph" style:parent-style-name="Table_20_Contents">
      <style:text-properties style:font-name="Arial1" style:font-name-complex="Mangal" style:font-size-complex="10.5pt"/>
    </style:style>
    <style:style style:name="P13" style:family="paragraph" style:parent-style-name="Listenabsatz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text-properties style:text-position="super 67%" style:font-name="Arial1"/>
    </style:style>
    <style:style style:name="P16" style:family="paragraph" style:parent-style-name="Standard">
      <style:text-properties fo:color="#000000" loext:opacity="100%" style:font-name="Courier New" fo:font-size="8pt" style:font-size-asian="8pt" style:font-name-complex="Mangal" style:font-size-complex="8pt"/>
    </style:style>
    <style:style style:name="P17" style:family="paragraph" style:parent-style-name="Standard">
      <style:text-properties style:font-name="Courier New" fo:font-size="8pt" fo:font-weight="normal" style:font-size-asian="8pt" style:font-weight-asian="normal" style:font-name-complex="Mangal" style:font-size-complex="8pt" style:font-weight-complex="normal"/>
    </style:style>
    <style:style style:name="P18" style:family="paragraph" style:parent-style-name="Table_20_Contents">
      <style:text-properties style:font-name="Courier New" fo:font-size="8pt" fo:font-weight="normal" style:font-size-asian="8pt" style:font-weight-asian="normal" style:font-name-complex="Mangal" style:font-size-complex="8pt" style:font-weight-complex="normal"/>
    </style:style>
    <style:style style:name="P19" style:family="paragraph" style:parent-style-name="Table_20_Contents">
      <style:text-properties style:font-name="Courier New" fo:font-size="8pt" style:font-size-asian="8pt" style:font-name-complex="Mangal" style:font-size-complex="8pt"/>
    </style:style>
    <style:style style:name="P20" style:family="paragraph" style:parent-style-name="Table_20_Contents">
      <style:text-properties style:font-name="Courier New" fo:font-size="8pt" officeooo:rsid="002e9e7f" officeooo:paragraph-rsid="002e9e7f" style:font-size-asian="8pt" style:font-name-complex="Mangal" style:font-size-complex="8pt"/>
    </style:style>
    <style:style style:name="P21" style:family="paragraph" style:parent-style-name="Table_20_Contents">
      <style:text-properties style:font-name="Courier New" fo:font-size="8pt" officeooo:rsid="00381ecd" officeooo:paragraph-rsid="00381ecd" style:font-size-asian="8pt" style:font-name-complex="Mangal" style:font-size-complex="8pt"/>
    </style:style>
    <style:style style:name="P22" style:family="paragraph" style:parent-style-name="Table_20_Contents">
      <style:text-properties style:font-name="Courier New" fo:font-size="10pt" style:font-size-asian="10pt" style:font-name-complex="Mangal" style:font-size-complex="10pt"/>
    </style:style>
    <style:style style:name="P23" style:family="paragraph" style:parent-style-name="Preformatted_20_Text">
      <style:text-properties style:font-name="Courier New" fo:font-size="10pt" officeooo:paragraph-rsid="002a3b77" style:font-size-asian="10pt" style:font-name-complex="Mangal" style:font-size-complex="10pt"/>
    </style:style>
    <style:style style:name="P24" style:family="paragraph" style:parent-style-name="Preformatted_20_Text">
      <style:text-properties style:font-name="Courier New" fo:font-size="10pt" officeooo:paragraph-rsid="00334d77" style:font-size-asian="10pt" style:font-name-complex="Mangal" style:font-size-complex="10pt"/>
    </style:style>
    <style:style style:name="P25" style:family="paragraph" style:parent-style-name="Standard">
      <style:text-properties fo:font-variant="normal" fo:text-transform="none" fo:color="#000000" loext:opacity="100%" style:font-name="Courier New" fo:font-size="8pt" fo:letter-spacing="normal" style:font-size-asian="8pt" style:font-size-complex="8pt"/>
    </style:style>
    <style:style style:name="P26" style:family="paragraph" style:parent-style-name="Standard">
      <style:text-properties fo:font-variant="normal" fo:text-transform="none" fo:color="#000000" loext:opacity="100%" style:font-name="Courier New" fo:font-size="8pt" fo:letter-spacing="normal" officeooo:rsid="00334d77" officeooo:paragraph-rsid="00334d77" style:font-size-asian="8pt" style:font-size-complex="8pt"/>
    </style:style>
    <style:style style:name="P27" style:family="paragraph" style:parent-style-name="Standard">
      <style:text-properties fo:font-variant="normal" fo:text-transform="none" fo:color="#000000" loext:opacity="100%" style:font-name="Courier New" fo:font-size="8pt" fo:letter-spacing="normal" officeooo:rsid="0045054f" officeooo:paragraph-rsid="0045054f" style:font-size-asian="8pt" style:font-size-complex="8pt"/>
    </style:style>
    <style:style style:name="P28" style:family="paragraph" style:parent-style-name="Standard">
      <style:text-properties fo:font-variant="normal" fo:text-transform="none" fo:color="#000000" loext:opacity="100%" style:text-line-through-style="none" style:text-line-through-type="none" style:font-name="Courier New" fo:font-size="8pt" fo:letter-spacing="normal" officeooo:rsid="0034b017" officeooo:paragraph-rsid="003bdb05" style:font-size-asian="8pt" style:font-size-complex="8pt"/>
    </style:style>
    <style:style style:name="P29" style:family="paragraph" style:parent-style-name="Table_20_Contents">
      <style:text-properties fo:font-variant="normal" fo:text-transform="none" fo:color="#24292e" loext:opacity="100%" style:font-name="Arial1" fo:font-size="10pt" fo:letter-spacing="normal" fo:font-style="normal" fo:font-weight="bold" style:font-size-asian="10pt" style:font-weight-asian="bold" style:font-name-complex="Mangal" style:font-size-complex="10pt" style:font-weight-complex="bold"/>
    </style:style>
    <style:style style:name="P30" style:family="paragraph" style:parent-style-name="Table_20_Contents">
      <style:text-properties fo:font-variant="normal" fo:text-transform="none" fo:color="#24292e" loext:opacity="100%" style:font-name="Courier New" fo:font-size="8pt" fo:letter-spacing="normal" fo:font-style="normal" fo:font-weight="normal" officeooo:rsid="00198bc9" officeooo:paragraph-rsid="00198bc9" style:font-size-asian="8pt" style:font-weight-asian="normal" style:font-name-complex="Mangal" style:font-size-complex="8pt" style:font-weight-complex="normal"/>
    </style:style>
    <style:style style:name="P31" style:family="paragraph" style:parent-style-name="Table_20_Contents">
      <style:text-properties fo:font-variant="normal" fo:text-transform="none" fo:color="#24292e" loext:opacity="100%" style:font-name="Courier New" fo:font-size="8pt" fo:letter-spacing="normal" fo:font-style="normal" fo:font-weight="normal" officeooo:rsid="0027d841" officeooo:paragraph-rsid="0027d841" style:font-size-asian="7pt" style:font-weight-asian="normal" style:font-name-complex="Mangal" style:font-size-complex="8pt" style:font-weight-complex="normal"/>
    </style:style>
    <style:style style:name="P32" style:family="paragraph" style:parent-style-name="Text_20_body">
      <style:text-properties fo:font-variant="normal" fo:text-transform="none" fo:color="#08090a" loext:opacity="100%" style:text-line-through-style="none" style:text-line-through-type="none" style:font-name="Courier New" fo:font-size="8pt" fo:letter-spacing="normal" fo:font-style="normal" fo:font-weight="normal" officeooo:paragraph-rsid="00334d77" style:font-size-asian="8pt" style:font-name-complex="Mangal" style:font-size-complex="8pt"/>
    </style:style>
    <style:style style:name="P33" style:family="paragraph" style:parent-style-name="Preformatted_20_Text">
      <style:text-properties fo:font-variant="normal" fo:text-transform="none" fo:color="#08090a" loext:opacity="100%" style:text-line-through-style="none" style:text-line-through-type="none" style:font-name="Courier New" fo:font-size="10pt" fo:letter-spacing="normal" fo:font-style="normal" fo:font-weight="normal" officeooo:paragraph-rsid="003023f1" style:font-size-asian="10pt" style:font-name-complex="Mangal" style:font-size-complex="10pt"/>
    </style:style>
    <style:style style:name="P34" style:family="paragraph" style:parent-style-name="Standard">
      <style:text-properties style:use-window-font-color="true" loext:opacity="0%" style:font-name="Courier New" fo:font-size="8pt" fo:background-color="transparent" style:font-size-asian="8pt" style:font-size-complex="8pt"/>
    </style:style>
    <style:style style:name="P35" style:family="paragraph" style:parent-style-name="Preformatted_20_Text">
      <style:text-properties style:font-name="Arial" fo:font-size="10pt" fo:font-weight="bold" style:font-size-asian="10pt" style:font-weight-asian="bold" style:font-name-complex="Mangal" style:font-size-complex="10pt" style:font-weight-complex="bold"/>
    </style:style>
    <style:style style:name="P36" style:family="paragraph" style:parent-style-name="Preformatted_20_Text">
      <style:text-properties officeooo:paragraph-rsid="00413cb2"/>
    </style:style>
    <style:style style:name="P37" style:family="paragraph" style:parent-style-name="Standard" style:master-page-name="MP0">
      <style:paragraph-properties style:page-number="auto" fo:break-before="page"/>
      <style:text-properties style:font-name="Arial1"/>
    </style:style>
    <style:style style:name="P38" style:family="paragraph" style:parent-style-name="Table_20_Contents">
      <style:text-properties style:font-name="Arial1" fo:font-size="10pt" fo:font-weight="bold" officeooo:rsid="00455a44" officeooo:paragraph-rsid="00455a44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text-properties fo:font-variant="normal" fo:text-transform="none" fo:color="#24292e" loext:opacity="100%" style:font-name="Courier New" fo:font-size="8pt" fo:letter-spacing="normal" fo:font-style="normal" fo:font-weight="normal" officeooo:rsid="00455a44" officeooo:paragraph-rsid="00455a44" fo:background-color="transparent" style:font-size-asian="8pt" style:font-weight-asian="normal" style:font-name-complex="Mangal" style:font-size-complex="8pt" style:font-weight-complex="normal"/>
    </style:style>
    <style:style style:name="P40" style:family="paragraph">
      <style:paragraph-properties fo:text-align="center"/>
    </style:style>
    <style:style style:name="T1" style:family="text">
      <style:text-properties style:font-name="Arial1" style:language-asian="de" style:country-asian="DE" style:language-complex="ar" style:country-complex="SA"/>
    </style:style>
    <style:style style:name="T2" style:family="text">
      <style:text-properties fo:color="#000000" loext:opacity="100%" style:font-name="Courier New"/>
    </style:style>
    <style:style style:name="T3" style:family="text">
      <style:text-properties fo:color="#000000" loext:opacity="100%" style:font-name="Courier New" fo:font-size="8pt" style:font-size-asian="8pt" style:font-size-complex="8pt"/>
    </style:style>
    <style:style style:name="T4" style:family="text">
      <style:text-properties fo:color="#000000" loext:opacity="100%" style:font-name="Courier New" fo:font-size="8pt" officeooo:rsid="00131bfa" style:font-size-asian="8pt" style:font-size-complex="8pt"/>
    </style:style>
    <style:style style:name="T5" style:family="text">
      <style:text-properties fo:color="#000000" loext:opacity="100%" style:font-name="Courier New" fo:font-size="8pt" officeooo:rsid="0014845b" style:font-size-asian="8pt" style:font-size-complex="8pt"/>
    </style:style>
    <style:style style:name="T6" style:family="text">
      <style:text-properties fo:color="#000000" loext:opacity="100%" style:font-name="Courier New" fo:font-size="8pt" officeooo:rsid="003023f1" style:font-size-asian="8pt" style:font-size-complex="8pt"/>
    </style:style>
    <style:style style:name="T7" style:family="text">
      <style:text-properties fo:color="#000000" loext:opacity="100%" style:font-name="Courier New" fo:font-size="8pt" officeooo:rsid="00334d77" style:font-size-asian="8pt" style:font-size-complex="8pt"/>
    </style:style>
    <style:style style:name="T8" style:family="text">
      <style:text-properties fo:color="#000000" loext:opacity="100%" style:font-name="Courier New" fo:font-size="8pt" officeooo:rsid="0014845b" style:font-name-asian="Liberation Mono" style:font-size-asian="8pt" style:font-name-complex="Liberation Mono" style:font-size-complex="8pt"/>
    </style:style>
    <style:style style:name="T9" style:family="text">
      <style:text-properties fo:color="#000000" loext:opacity="100%" style:font-name="Courier New" fo:font-size="8pt" officeooo:rsid="003023f1" style:font-name-asian="Liberation Mono" style:font-size-asian="8pt" style:font-name-complex="Liberation Mono" style:font-size-complex="8pt"/>
    </style:style>
    <style:style style:name="T10" style:family="text">
      <style:text-properties fo:color="#000000" loext:opacity="100%" style:font-name="Courier New" officeooo:rsid="0014845b" style:font-name-asian="Liberation Mono" style:font-name-complex="Liberation Mono"/>
    </style:style>
    <style:style style:name="T11" style:family="text">
      <style:text-properties fo:color="#000000" loext:opacity="100%" style:font-name="Courier New" officeooo:rsid="0014845b"/>
    </style:style>
    <style:style style:name="T12" style:family="text">
      <style:text-properties officeooo:rsid="000e7b1a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0198bc9"/>
    </style:style>
    <style:style style:name="T15" style:family="text">
      <style:text-properties officeooo:rsid="001b5764"/>
    </style:style>
    <style:style style:name="T16" style:family="text">
      <style:text-properties officeooo:rsid="00246354"/>
    </style:style>
    <style:style style:name="T17" style:family="text">
      <style:text-properties officeooo:rsid="00334d77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3bdb05"/>
    </style:style>
    <style:style style:name="T20" style:family="text">
      <style:text-properties style:text-line-through-style="none" style:text-line-through-type="none" officeooo:rsid="00439bd0"/>
    </style:style>
    <style:style style:name="T21" style:family="text">
      <style:text-properties officeooo:rsid="00364fc0"/>
    </style:style>
    <style:style style:name="T22" style:family="text">
      <style:text-properties officeooo:rsid="003bdb05"/>
    </style:style>
    <style:style style:name="T23" style:family="text">
      <style:text-properties officeooo:rsid="00413cb2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Courier New" fo:font-size="8pt" fo:letter-spacing="normal" fo:font-style="normal" fo:font-weight="normal" officeooo:rsid="00413cb2" style:font-size-asian="8pt" style:font-size-complex="8pt"/>
    </style:style>
    <style:style style:name="T25" style:family="text">
      <style:text-properties officeooo:rsid="0048e4d4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Web <text:span text:style-name="T15">Technologien</text:span></text:p>
      <text:p text:style-name="P10">Klaus Ruhland</text:p>
      <text:p text:style-name="P10">Informatik – Hochschule Zittau/Görlitz</text:p>
      <text:p text:style-name="P14"><draw:line text:anchor-type="paragraph" draw:z-index="0" draw:name="Shape1" draw:style-name="gr1" draw:text-style-name="P40" svg:x1="-0.019cm" svg:y1="0.295cm" svg:x2="25.711cm" svg:y2="0.381cm"><text:p/></draw:line><text:span text:style-name="Absatz-Standardschriftart"><text:span text:style-name="T1"/></text:span></text:p>
      <text:p text:style-name="P11">webpack – <text:span text:style-name="T15">Bundle einer einfachen</text:span> <text:span text:style-name="T12">leaflet </text:span><text:span text:style-name="T15">Anwendung</text:span></text:p>
      <text:p text:style-name="Standard"><draw:line text:anchor-type="paragraph" draw:z-index="1" draw:name="Shape1" draw:style-name="gr1" draw:text-style-name="P40" svg:x1="-0.026cm" svg:y1="0.175cm" svg:x2="25.688cm" svg:y2="0.272cm"><text:p/></draw:line><text:span text:style-name="Absatz-Standardschriftart"><text:span text:style-name="T1"/></text:span></text:p>
      <text:p text:style-name="P15"/>
      <table:table table:name="Table1" table:style-name="Table1">
        <table:table-column table:style-name="Table1.A"/>
        <table:table-column table:style-name="Table1.B"/>
        <table:table-row table:style-name="TableLine140271246945680">
          <table:table-cell table:style-name="Table1.A1" office:value-type="string">
            <text:p text:style-name="P38">Grundlage</text:p>
            <text:p text:style-name="P38">Web-Anwendung</text:p>
          </table:table-cell>
          <table:table-cell table:style-name="Table1.B1" office:value-type="string">
            <text:p text:style-name="P39">Eine Web-Anwendung besteht aus</text:p>
            <text:p text:style-name="P39"/>
            <text:p text:style-name="P39">index.html</text:p>
            <text:p text:style-name="P39">– vielen JavaScript Dateien</text:p>
            <text:p text:style-name="P39">- vielen CSS Dateien</text:p>
            <text:p text:style-name="P39">- viele Bilddateien ( Icons, Bilder im svg, png, jpg, jpeg Format )</text:p>
            <text:p text:style-name="P39">- externe Bibliotheken ( z.B. leaflet für Maps ) sind im Repository npm vorhanden</text:p>
          </table:table-cell>
        </table:table-row>
        <table:table-row table:style-name="TableLine140271246945680">
          <table:table-cell table:style-name="Table1.A2" office:value-type="string">
            <text:p text:style-name="P38">Ziel ( Bundle )</text:p>
          </table:table-cell>
          <table:table-cell table:style-name="Table1.B2" office:value-type="string">
            <text:p text:style-name="P39">Optimierung der Web-Anwendung</text:p>
            <text:p text:style-name="P39"/>
            <text:p text:style-name="P39">- Alle Dateien sollen gebündelt werden ( Bundle ), d.h. es sollen die Anzahl der http-Requests erheblich verringert werden</text:p>
            <text:p text:style-name="P39">- Der Browser Cache sollte stark genutzt werden ( es ist lästig, wenn sich z.B. eine css-Datei ändert, dann muss manchmal der Browser Cache geleert werden, damit die Änderungen greifen )</text:p>
            <text:p text:style-name="P39">- Im Produktiv-System ( an den Kunden geliefert ) sollte nicht der Quelltext (JavaScript) sichtbar sein, er sollte obfuscated sein (obfuscating)</text:p>
            <text:p text:style-name="P39">- Für die Verwendung der externen Biblitheken (z.B. leaflet) sollte das npm Repository genutzt werden, dass Updates einfach eingespielt werden können ( npm update )</text:p>
          </table:table-cell>
        </table:table-row>
        <table:table-row table:style-name="TableLine140271246945680">
          <table:table-cell table:style-name="Table1.A2" office:value-type="string">
            <text:p text:style-name="P38">ES6 Module</text:p>
          </table:table-cell>
          <table:table-cell table:style-name="Table1.B2" office:value-type="string">
            <text:p text:style-name="P39">Für das webpack ist es notwendig, dass die JavaScript Sourcen</text:p>
            <text:p text:style-name="P39">als ES6 Module vorliegen</text:p>
            <text:p text:style-name="P39"/>
            <text:p text:style-name="P39">ES6 Modulen:</text:p>
            <text:p text:style-name="P39">Es werden die JavaScript Dateien nicht in der index.html geladen</text:p>
            <text:p text:style-name="P39">sondern in einem Modul durch</text:p>
            <text:p text:style-name="P39"/>
            <text:p text:style-name="P39">import und export</text:p>
          </table:table-cell>
        </table:table-row>
        <table:table-row table:style-name="TableLine140271246945680">
          <table:table-cell table:style-name="Table1.A2" office:value-type="string">
            <text:p text:style-name="P38">Vergleich</text:p>
          </table:table-cell>
          <table:table-cell table:style-name="Table1.B2" office:value-type="string">
            <text:p text:style-name="P39">Ein Bundle ist vergleichbar mit einem Compiler, der die Quellen übersetzt</text:p>
          </table:table-cell>
        </table:table-row>
        <table:table-row table:style-name="TableLine140271249212480">
          <table:table-cell table:style-name="Table1.A2" office:value-type="string">
            <text:p text:style-name="P6">Aktualität</text:p>
          </table:table-cell>
          <table:table-cell table:style-name="Table1.B2" office:value-type="string">
            <text:p text:style-name="P30">Stelle sicher, dass auf dem OS eine aktuelle Version von</text:p>
            <text:p text:style-name="P30">npm und nodejs installiert ist</text:p>
          </table:table-cell>
        </table:table-row>
        <table:table-row table:style-name="TableLine140271248906528">
          <table:table-cell table:style-name="Table1.A2" office:value-type="string">
            <text:p text:style-name="P2"><text:span text:style-name="T14">Erstellen eines</text:span> Projekt-Verzeichnis</text:p>
          </table:table-cell>
          <table:table-cell table:style-name="Table1.B2" office:value-type="string">
            <text:p text:style-name="P18">$mkdir <text:span text:style-name="T25">bs2</text:span><text:span text:style-name="T16">webpack</text:span></text:p>
            <text:p text:style-name="P18">$cd <text:span text:style-name="T25">bs2</text:span><text:span text:style-name="T16">webpack</text:span></text:p>
          </table:table-cell>
        </table:table-row>
        <table:table-row table:style-name="TableLine140271248989472">
          <table:table-cell table:style-name="Table1.A2" office:value-type="string">
            <text:p text:style-name="P5">npm init</text:p>
            <text:p text:style-name="P2">eine package.json wird generiert</text:p>
          </table:table-cell>
          <table:table-cell table:style-name="Table1.B2" office:value-type="string">
            <text:p text:style-name="P18">$npm init -y</text:p>
          </table:table-cell>
        </table:table-row>
        <text:soft-page-break/>
        <table:table-row table:style-name="TableLine140271248904800">
          <table:table-cell table:style-name="Table1.A2" office:value-type="string">
            <text:p text:style-name="P5">npm Installationen</text:p>
          </table:table-cell>
          <table:table-cell table:style-name="Table1.B2" office:value-type="string">
            <text:p text:style-name="P24"><text:span text:style-name="Source_20_Text"><text:span text:style-name="T3">$npm i -D webpack </text:span></text:span></text:p>
            <text:p text:style-name="P24"><text:span text:style-name="Source_20_Text"><text:span text:style-name="T7">$npm i -D </text:span></text:span><text:span text:style-name="Source_20_Text"><text:span text:style-name="T3">webpack-cli</text:span></text:span></text:p>
          </table:table-cell>
        </table:table-row>
        <table:table-row table:style-name="TableLine140271248913776">
          <table:table-cell table:style-name="Table1.A2" office:value-type="string">
            <text:p text:style-name="P3">für webpack</text:p>
          </table:table-cell>
          <table:table-cell table:style-name="Table1.B2" office:value-type="string">
            <text:p text:style-name="P23"><text:span text:style-name="Source_20_Text"><text:span text:style-name="T3">$npm i -D css-loader </text:span></text:span></text:p>
            <text:p text:style-name="P23"><text:span text:style-name="Source_20_Text"><text:span text:style-name="T3">$npm i -D style-loade</text:span></text:span><text:span text:style-name="Source_20_Text"><text:span text:style-name="T4">r </text:span></text:span></text:p>
          </table:table-cell>
        </table:table-row>
        <table:table-row table:style-name="TableLine140271248518432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32">$npm i -<text:span text:style-name="T12">D html-webpack-plugin</text:span></text:p>
            <text:p text:style-name="P32"><text:span text:style-name="Source_20_Text"><text:span text:style-name="T2">$npm i -D </text:span></text:span><text:span text:style-name="Source_20_Text"><text:span text:style-name="T10">clean</text:span></text:span><text:span text:style-name="Source_20_Text"><text:span text:style-name="T2">-</text:span></text:span><text:span text:style-name="Source_20_Text"><text:span text:style-name="T11">webpack-plugin</text:span></text:span></text:p>
            <text:p text:style-name="P33"><text:span text:style-name="Source_20_Text"><text:span text:style-name="T6">$npm i -D </text:span></text:span><text:span text:style-name="Source_20_Text"><text:span text:style-name="T8">c</text:span></text:span><text:span text:style-name="Source_20_Text"><text:span text:style-name="T9">ompression</text:span></text:span><text:span text:style-name="Source_20_Text"><text:span text:style-name="T6">-</text:span></text:span><text:span text:style-name="Source_20_Text"><text:span text:style-name="T5">webpack-plugin</text:span></text:span></text:p>
            <text:p text:style-name="P36"><text:span text:style-name="Source_20_Text"><text:span text:style-name="T24">$npm i -D webpackshell-plugin-next</text:span></text:span></text:p>
          </table:table-cell>
        </table:table-row>
        <table:table-row table:style-name="TableLine140271248990576">
          <table:table-cell table:style-name="Table1.A2" office:value-type="string">
            <text:p text:style-name="P3">für <text:span text:style-name="T17">die</text:span> Anwendung</text:p>
          </table:table-cell>
          <table:table-cell table:style-name="Table1.B2" office:value-type="string">
            <text:p text:style-name="P26">$npm i -<text:span text:style-name="T18">D </text:span><text:span text:style-name="T20">jsencrypt</text:span><text:span text:style-name="T18"> </text:span></text:p>
            <text:p text:style-name="P27"><text:span text:style-name="T19">$</text:span><text:span text:style-name="T18">npm i -D basex-encoder</text:span></text:p>
            <text:p text:style-name="P28">$npm i -D compression <text:span text:style-name="T22">( in webpack testen )</text:span></text:p>
            <text:p text:style-name="P28">$npm i -D js-base64 <text:span text:style-name="T22">( in webpack testen )</text:span></text:p>
            <text:p text:style-name="P28">$npm i -D <text:span text:style-name="T21">bs58 </text:span><text:span text:style-name="T22">( in webpack testen )</text:span></text:p>
            <text:p text:style-name="P25"><text:span text:style-name="T17">$</text:span>npm i -D leaflet</text:p>
          </table:table-cell>
        </table:table-row>
        <table:table-row table:style-name="TableLine140271248976896">
          <table:table-cell table:style-name="Table1.A2" office:value-type="string">
            <text:p text:style-name="P2">Erstellen eines src- und dist Ordners</text:p>
          </table:table-cell>
          <table:table-cell table:style-name="Table1.B2" office:value-type="string">
            <text:p text:style-name="P19">$mkdir src</text:p>
            <text:p text:style-name="P19">$mkdir dist</text:p>
            <text:p text:style-name="P20">$mkdir dist-dev</text:p>
            <text:p text:style-name="P21">$mkdir dist-pwa</text:p>
          </table:table-cell>
        </table:table-row>
        <table:table-row table:style-name="TableLine140271248977168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2"/>
          </table:table-cell>
        </table:table-row>
      </table:table>
      <text:p text:style-name="P13"/>
      <text:p text:style-name="P13"/>
      <text:p text:style-name="P13"/>
      <text:p text:style-name="P13"/>
      <table:table table:name="Table3" table:style-name="Table3">
        <table:table-column table:style-name="Table3.A"/>
        <table:table-column table:style-name="Table3.B"/>
        <table:table-row table:style-name="TableLine140271249253136">
          <table:table-cell table:style-name="Table3.A1" office:value-type="string">
            <text:p text:style-name="P5">Configuration von webpack</text:p>
          </table:table-cell>
          <table:table-cell table:style-name="Table3.A1" office:value-type="string">
            <text:p text:style-name="P29"/>
          </table:table-cell>
        </table:table-row>
        <table:table-row table:style-name="TableLine140271359419136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31">webpack kennt zwei modi development und production</text:p>
            <text:p text:style-name="P31"/>
            <text:p text:style-name="P31">im development soll man im Browser den Code debuggen können, d.h. es werden beim bundeln sog. mappings erstellt, die dann im Browser das Debuggen ermöglichen</text:p>
          </table:table-cell>
        </table:table-row>
        <table:table-row table:style-name="TableLine140271360647008">
          <table:table-cell table:style-name="Table3.A1" office:value-type="string">
            <text:p text:style-name="P2">package.json</text:p>
            <text:p text:style-name="P2"/>
            <text:p text:style-name="P2"/>
            <text:p text:style-name="P2"/>
          </table:table-cell>
          <table:table-cell table:style-name="Table3.A1" office:value-type="string">
            <text:p text:style-name="P17">"scripts": {</text:p>
            <text:p text:style-name="P17"><text:s text:c="4"/>"dev": "webpack –-mode=development",</text:p>
            <text:p text:style-name="P17"><text:s text:c="4"/>"pro": "webpack --mode=production"</text:p>
            <text:p text:style-name="P17"><text:s text:c="2"/>},</text:p>
          </table:table-cell>
        </table:table-row>
        <table:table-row table:style-name="TableLine140271359793632">
          <table:table-cell table:style-name="Table3.A1" office:value-type="string">
            <text:p text:style-name="P4">Aufruf von webpack</text:p>
          </table:table-cell>
          <table:table-cell table:style-name="Table3.A1" office:value-type="string">
            <text:p text:style-name="P17">$npm run dev</text:p>
            <text:p text:style-name="P17">$npm run pro</text:p>
          </table:table-cell>
        </table:table-row>
        <table:table-row table:style-name="TableLine140271359806896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7">Die Zeile mit "main": "index.js",</text:p>
            <text:p text:style-name="P17">kann gelöscht werden</text:p>
          </table:table-cell>
        </table:table-row>
      </table:table>
      <text:p text:style-name="P8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140271360593008">
          <table:table-cell table:style-name="Table4.A1" table:number-columns-spanned="2" office:value-type="string">
            <text:p text:style-name="P5">webpack.config.js</text:p>
          </table:table-cell>
          <table:covered-table-cell/>
          <table:table-cell table:style-name="Table4.A1" office:value-type="string">
            <text:p text:style-name="P12"/>
          </table:table-cell>
        </table:table-row>
        <table:table-row table:style-name="TableLine140271347364176">
          <table:table-cell table:style-name="Table4.A1" table:number-columns-spanned="3" office:value-type="string">
            <text:p text:style-name="P34">const path = require('path')</text:p>
            <text:p text:style-name="P34">const developmentMode = (process.env.WEBPACK_MODE === 'development');</text:p>
            <text:p text:style-name="P34">const exportToBundleCss = false;</text:p>
            <text:p text:style-name="P34">const HtmlWebpackPlugin = require('html-webpack-plugin');</text:p>
            <text:p text:style-name="P34">const { CleanWebpackPlugin } = require('clean-webpack-plugin');</text:p>
            <text:p text:style-name="P34"/>
            <text:p text:style-name="P34">const plugins = [];</text:p>
            <text:p text:style-name="P34">plugins.push(new CleanWebpackPlugin());</text:p>
            <text:p text:style-name="P34">plugins.push(new HtmlWebpackPlugin({</text:p>
            <text:p text:style-name="P34"><text:s text:c="2"/>inject: false,</text:p>
            <text:p text:style-name="P34"><text:s text:c="2"/>templateContent: ({htmlWebpackPlugin}) =&gt; `</text:p>
            <text:p text:style-name="P34"><text:s text:c="4"/>&lt;html&gt;</text:p>
            <text:p text:style-name="P34"><text:s text:c="6"/>&lt;head&gt;</text:p>
            <text:p text:style-name="P34"><text:s text:c="8"/>${htmlWebpackPlugin.tags.headTags}</text:p>
            <text:p text:style-name="P34"><text:s text:c="6"/>&lt;/head&gt;</text:p>
            <text:p text:style-name="P34"><text:s text:c="6"/>&lt;body&gt;</text:p>
            <text:p text:style-name="P34"><text:s text:c="6"/>&lt;/body&gt;</text:p>
            <text:p text:style-name="P34"><text:s text:c="4"/>&lt;/html&gt;</text:p>
            <text:p text:style-name="P34"><text:s text:c="2"/>`</text:p>
            <text:p text:style-name="P34">}));</text:p>
            <text:p text:style-name="P34"/>
            <text:p text:style-name="P34">module.exports = {</text:p>
            <text:p text:style-name="P34"><text:s text:c="2"/>entry: {</text:p>
            <text:p text:style-name="P34"><text:s text:c="4"/>main: path.resolve(__dirname, './src/app.js'),</text:p>
            <text:p text:style-name="P34"><text:s text:c="2"/>},</text:p>
            <text:p text:style-name="P34"><text:s text:c="2"/>output: {</text:p>
            <text:p text:style-name="P34"><text:s text:c="4"/>path: path.resolve(__dirname, './dist'),</text:p>
            <text:p text:style-name="P34"><text:s text:c="4"/>filename: '[name].[contenthash].js',</text:p>
            <text:p text:style-name="P34"><text:s text:c="2"/>},</text:p>
            <text:p text:style-name="P34"><text:s text:c="2"/>plugins,</text:p>
            <text:p text:style-name="P34"><text:s text:c="2"/>module: {</text:p>
            <text:p text:style-name="P34"><text:s text:c="8"/>rules: [</text:p>
            <text:p text:style-name="P34"><text:s text:c="12"/>// CSS, PostCSS, and Sass</text:p>
            <text:p text:style-name="P34"><text:s text:c="12"/>{</text:p>
            <text:p text:style-name="P34"><text:s text:c="14"/>test: /\.(scss|css)$/,</text:p>
            <text:p text:style-name="P34"><text:s text:c="14"/>use: ['style-loader','css-loader','postcss-loader','sass-loader'],</text:p>
            <text:p text:style-name="P34"><text:s text:c="14"/>sideEffects: true,</text:p>
            <text:p text:style-name="P34"><text:s text:c="12"/>},</text:p>
            <text:p text:style-name="P34"><text:s text:c="12"/>{</text:p>
            <text:p text:style-name="P34"><text:s text:c="15"/>test: /\.(png|jpg|gif|svg)$/i,</text:p>
            <text:p text:style-name="P34"><text:s text:c="15"/>use: [{loader: 'url-loader'}],</text:p>
            <text:p text:style-name="P34"><text:s text:c="12"/>}, <text:s text:c="7"/></text:p>
            <text:p text:style-name="P34"><text:s text:c="8"/>]</text:p>
            <text:p text:style-name="P34"><text:s text:c="2"/>},</text:p>
            <text:p text:style-name="P34"><text:s text:c="2"/>optimization: {</text:p>
            <text:p text:style-name="P34"><text:s text:c="6"/>runtimeChunk: 'single',</text:p>
            <text:p text:style-name="P34"><text:s text:c="6"/>splitChunks: {</text:p>
            <text:p text:style-name="P34"><text:soft-page-break/><text:s text:c="8"/>chunks: 'all',</text:p>
            <text:p text:style-name="P34"><text:s text:c="8"/>maxInitialRequests: Infinity,</text:p>
            <text:p text:style-name="P34"><text:s text:c="8"/>minSize: 0,</text:p>
            <text:p text:style-name="P34"><text:s text:c="8"/>cacheGroups: {</text:p>
            <text:p text:style-name="P34"><text:s text:c="10"/>vendor: {</text:p>
            <text:p text:style-name="P34"><text:s text:c="12"/>test: /[\\/]node_modules[\\/]/,</text:p>
            <text:p text:style-name="P34"><text:s text:c="12"/>name(module) {</text:p>
            <text:p text:style-name="P34"><text:s text:c="14"/>// get the name. E.g. node_modules/packageName/not/this/part.js</text:p>
            <text:p text:style-name="P34"><text:s text:c="14"/>// or node_modules/packageName</text:p>
            <text:p text:style-name="P34"><text:s text:c="14"/>const packageName = module.context.match(/[\\/]node_modules[\\/](.*?)([\\/]|$)/)[1];</text:p>
            <text:p text:style-name="P34"><text:s text:c="2"/></text:p>
            <text:p text:style-name="P34"><text:s text:c="14"/>// npm package names are URL-safe, but some servers don't like @ symbols</text:p>
            <text:p text:style-name="P34"><text:s text:c="14"/>return `npm.${packageName.replace('@', '')}`;</text:p>
            <text:p text:style-name="P34"><text:s text:c="12"/>},</text:p>
            <text:p text:style-name="P34"><text:s text:c="10"/>},</text:p>
            <text:p text:style-name="P34"><text:s text:c="8"/>},</text:p>
            <text:p text:style-name="P34"><text:s text:c="6"/>},</text:p>
            <text:p text:style-name="P34"><text:s text:c="2"/>}, <text:s text:c="3"/></text:p>
            <text:p text:style-name="P34">}</text:p>
            <text:p text:style-name="P34"/>
            <text:p text:style-name="P34"/>
          </table:table-cell>
          <table:covered-table-cell/>
          <table:covered-table-cell/>
        </table:table-row>
        <table:table-row table:style-name="TableLine140271359648368">
          <table:table-cell table:style-name="Table4.A1" office:value-type="string">
            <text:p text:style-name="P7">Web-Server zum Testen</text:p>
          </table:table-cell>
          <table:table-cell table:style-name="Table4.A1" office:value-type="string">
            <text:p text:style-name="P16">$python -m SimpleHTTPServer 8000</text:p>
          </table:table-cell>
          <table:table-cell table:style-name="Table4.A1" office:value-type="string">
            <text:p text:style-name="P12"/>
          </table:table-cell>
        </table:table-row>
        <table:table-row table:style-name="TableLine140271347377952">
          <table:table-cell table:style-name="Table4.A1" office:value-type="string">
            <text:p text:style-name="P35"/>
          </table:table-cell>
          <table:table-cell table:style-name="Table4.A1" office:value-type="string">
            <text:p text:style-name="Preformatted_20_Text"><text:span text:style-name="Source_20_Text"><text:span text:style-name="T13"/></text:span></text:p>
          </table:table-cell>
          <table:table-cell table:style-name="Table4.A1" office:value-type="string">
            <text:p text:style-name="P1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onospace"/>
    <style:font-face style:name="Noto Sans" svg:font-family="'Noto Sans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Arial Unicode MS1" style:font-size-asian="12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Arial Unicode MS1" style:font-size-asian="12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/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nsolas" style:font-family-complex="Consolas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el_20_und_20_Inhalt_7e_LT_7e_Gliederung_20_1" style:display-name="Titel und Inhalt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Titel_20_und_20_Inhalt_7e_LT_7e_Gliederung_20_2" style:display-name="Titel und Inhalt~LT~Gliederung 2" style:family="paragraph" style:parent-style-name="Titel_20_und_20_Inhalt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3" style:display-name="Titel und Inhalt~LT~Gliederung 3" style:family="paragraph" style:parent-style-name="Titel_20_und_20_Inhalt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und_20_Inhalt_7e_LT_7e_Gliederung_20_4" style:display-name="Titel und Inhalt~LT~Gliederung 4" style:family="paragraph" style:parent-style-name="Titel_20_und_20_Inhalt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und_20_Inhalt_7e_LT_7e_Gliederung_20_5" style:display-name="Titel und Inhalt~LT~Gliederung 5" style:family="paragraph" style:parent-style-name="Titel_20_und_20_Inhalt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6" style:display-name="Titel und Inhalt~LT~Gliederung 6" style:family="paragraph" style:parent-style-name="Titel_20_und_20_Inhalt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7" style:display-name="Titel und Inhalt~LT~Gliederung 7" style:family="paragraph" style:parent-style-name="Titel_20_und_20_Inhalt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8" style:display-name="Titel und Inhalt~LT~Gliederung 8" style:family="paragraph" style:parent-style-name="Titel_20_und_20_Inhalt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9" style:display-name="Titel und Inhalt~LT~Gliederung 9" style:family="paragraph" style:parent-style-name="Titel_20_und_20_Inhalt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Titel" style:display-name="Titel und Inhalt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Titel_20_und_20_Inhalt_7e_LT_7e_Untertitel" style:display-name="Titel und Inha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Titel_20_und_20_Inhalt_7e_LT_7e_Notizen" style:display-name="Titel und Inha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Titel_20_und_20_Inhalt_7e_LT_7e_Hintergrundobjekte" style:display-name="Titel und Inha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" style:font-family-generic-complex="system" style:font-pitch-complex="variable" style:font-size-complex="12pt"/>
    </style:style>
    <style:style style:name="Titel_20_und_20_Inhalt_7e_LT_7e_Hintergrund" style:display-name="Titel und Inha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nsolas" style:font-family-complex="Consolas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satz-Standardschriftart" style:family="text"/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WW_5f_CharLFO2LVL2" style:display-name="WW_CharLFO2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Arial Unicode MS1" style:font-family-asian="'Arial Unicode MS'" style:font-family-generic-asian="system" style:font-pitch-asian="variable" style:font-name-complex="Mangal" style:font-family-complex="Mangal" style:font-family-generic-complex="roman" style:font-pitch-complex="variable"/>
    </style:style>
    <style:style style:name="WW_5f_CharLFO4LVL2" style:display-name="WW_CharLFO4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end" style:justify-single-word="false" fo:text-indent="0cm" style:auto-text-indent="false"/>
      <style:text-properties style:font-name="Arial1" fo:font-size="10pt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P0" style:page-layout-name="Mpm2" draw:style-name="Mdp1">
      <style:footer>
        <text:p text:style-name="MP1">Seite 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meta:creation-date>2017-10-09T09:47:00Z</meta:creation-date>
    <dc:date>2022-01-26T08:24:50.650822966</dc:date>
    <meta:editing-cycles>112</meta:editing-cycles>
    <meta:editing-duration>PT12H59M23S</meta:editing-duration>
    <meta:document-statistic meta:table-count="3" meta:image-count="0" meta:object-count="0" meta:page-count="4" meta:paragraph-count="139" meta:word-count="548" meta:character-count="4347" meta:non-whitespace-character-count="3499"/>
    <meta:template xlink:type="simple" xlink:actuate="onRequest" xlink:title="" xlink:href="../../../step5-leaflet-split/Desktop/DokVorlesung/WE-II/Desktop/%25C3%259Cbungen-BSI-Untershcied-WindowsLINUX.odt/Normal.dotm"/>
  </office:meta>
</office:document-meta>
</file>